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adornments="Bold" style:font-family-generic="roman"/>
    <style:font-face style:name="Times" svg:font-family="Times" style:font-adornments="Bold Italic" style:font-family-generic="roman"/>
    <style:font-face style:name="Times2" svg:font-family="Times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9.75cm" fo:min-width="4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18cm" fo:min-width="1.268cm"/>
    </style:style>
    <style:style style:name="gr3" style:family="graphic" style:parent-style-name="measure" style:list-style-name="L1">
      <style:graphic-properties draw:textarea-vertical-align="middle" draw:line-distance="0.552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measure" style:list-style-name="L1">
      <style:graphic-properties draw:textarea-vertical-align="middle" draw:line-distance="1.242cm"/>
    </style:style>
    <style:style style:name="gr6" style:family="graphic" style:parent-style-name="measure" style:list-style-name="L1">
      <style:graphic-properties draw:textarea-vertical-align="middle" draw:line-distance="0.693cm"/>
    </style:style>
    <style:style style:name="gr7" style:family="graphic" style:parent-style-name="objectwithoutfill">
      <style:graphic-properties svg:stroke-color="#ff3333" draw:fill="none" draw:textarea-vertical-align="middle"/>
    </style:style>
    <style:style style:name="gr8" style:family="graphic" style:parent-style-name="measure" style:list-style-name="L1">
      <style:graphic-properties draw:textarea-vertical-align="middle" draw:line-distance="1.9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cm" svg:stroke-color="#000000" draw:marker-start="Arrow" draw:marker-start-width="0.2cm" draw:marker-end-width="0.35cm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3465a4" draw:marker-start="Arrow" draw:marker-start-width="0.2cm" draw:marker-end-width="0.35cm" draw:fill="none" draw:textarea-vertical-align="middle" fo:padding-top="0.15cm" fo:padding-bottom="0.15cm" fo:padding-left="0.275cm" fo:padding-right="0.27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2" fo:font-size="13pt" fo:font-style="normal" fo:text-shadow="none" style:text-underline-style="none" fo:font-weight="bold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style:font-name="Times2" fo:font-size="13pt" fo:font-weight="bold" style:font-size-asian="18pt" style:font-weight-asian="normal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style:font-name="Times" fo:font-size="16pt" fo:font-style="italic" fo:font-weight="bold" style:font-size-asian="18pt" style:font-weight-asian="normal" style:font-size-complex="18pt"/>
    </style:style>
    <style:style style:name="P8" style:family="paragraph">
      <loext:graphic-properties draw:fill="none" draw:fill-color="#ffffff"/>
      <style:text-properties style:font-name="Times" fo:font-size="16pt" fo:font-style="italic" fo:font-weight="bold" style:font-size-asian="18pt" style:font-weight-asian="normal" style:font-size-complex="18pt"/>
    </style:style>
    <style:style style:name="P9" style:family="paragraph">
      <style:paragraph-properties fo:text-align="center"/>
    </style:style>
    <style:style style:name="P10" style:family="paragraph">
      <style:text-properties style:font-name="Times1" fo:font-size="18pt" fo:font-style="italic" fo:font-weight="normal" style:font-size-asian="18pt" style:font-weight-asian="normal" style:font-size-complex="18pt"/>
    </style:style>
    <style:style style:name="P11" style:family="paragraph">
      <loext:graphic-properties draw:fill="none" draw:fill-color="#ffffff"/>
      <style:text-properties style:font-name="Times1" fo:font-size="18pt" fo:font-style="italic" fo:font-weight="normal" style:font-size-asian="18pt" style:font-weight-asian="normal" style:font-size-complex="18pt"/>
    </style:style>
    <style:style style:name="P12" style:family="paragraph">
      <style:text-properties fo:color="#3465a4" style:font-name="Times" fo:font-size="15pt" fo:font-style="italic" fo:font-weight="bold" style:font-size-asian="18pt" style:font-weight-asian="normal" style:font-size-complex="18pt"/>
    </style:style>
    <style:style style:name="P13" style:family="paragraph">
      <loext:graphic-properties draw:fill="none" draw:fill-color="#ffffff"/>
      <style:text-properties fo:color="#3465a4" style:font-name="Times" fo:font-size="15pt" fo:font-style="italic" fo:font-weight="bold" style:font-size-asian="18pt" style:font-weight-asian="normal" style:font-size-complex="18pt"/>
    </style:style>
    <style:style style:name="P14" style:family="paragraph">
      <loext:graphic-properties draw:fill-color="#ffffff"/>
    </style:style>
    <style:style style:name="T1" style:family="text">
      <style:text-properties style:font-name="Times2" fo:font-size="13pt" fo:font-weight="bold" style:font-size-asian="18pt" style:font-weight-asian="normal" style:font-size-complex="18pt"/>
    </style:style>
    <style:style style:name="T2" style:family="text">
      <style:text-properties style:font-name="Times" fo:font-size="16pt" fo:font-style="italic" fo:font-weight="bold" style:font-size-asian="18pt" style:font-weight-asian="normal" style:font-size-complex="18pt"/>
    </style:style>
    <style:style style:name="T3" style:family="text">
      <style:text-properties style:font-name="Times1" fo:font-size="18pt" fo:font-style="italic" fo:font-weight="normal" style:font-size-asian="18pt" style:font-weight-asian="normal" style:font-size-complex="18pt"/>
    </style:style>
    <style:style style:name="T4" style:family="text">
      <style:text-properties fo:color="#3465a4" style:font-name="Times" fo:font-size="15pt" fo:font-style="italic" fo:font-weight="bold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text-style-name="P1" draw:layer="layout" svg:width="5cm" svg:height="10cm" svg:x="4cm" svg:y="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cm" svg:height="2.5cm" svg:x="5.25cm" svg:y="1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measure draw:style-name="gr3" draw:text-style-name="P3" draw:layer="measurelines" svg:x1="4cm" svg:y1="5cm" svg:x2="9cm" svg:y2="5cm">
          <text:p text:style-name="P3"><text:span text:style-name="T1">1</text:span></text:p>
        </draw:measure>
        <draw:measure draw:style-name="gr4" draw:text-style-name="P4" draw:layer="measurelines" svg:x1="8.9cm" svg:y1="5cm" svg:x2="8.9cm" svg:y2="15cm">
          <text:p text:style-name="P3"><text:span text:style-name="T1">2</text:span></text:p>
        </draw:measure>
        <draw:measure draw:style-name="gr5" draw:text-style-name="P3" draw:layer="measurelines" svg:x1="4cm" svg:y1="12.25cm" svg:x2="6.5cm" svg:y2="12.25cm">
          <text:p text:style-name="P3"><text:span text:style-name="T1">0.5</text:span></text:p>
        </draw:measure>
        <draw:measure draw:style-name="gr6" draw:text-style-name="P3" draw:layer="layout" svg:x1="6.522cm" svg:y1="15cm" svg:x2="6.528cm" svg:y2="12.5cm">
          <text:p text:style-name="P3"><text:span text:style-name="T1">0.5</text:span></text:p>
        </draw:measure>
        <draw:line draw:style-name="gr7" draw:text-style-name="P5" draw:layer="layout" svg:x1="6.5cm" svg:y1="12.1cm" svg:x2="6.5cm" svg:y2="12.9cm">
          <text:p/>
        </draw:line>
        <draw:line draw:style-name="gr7" draw:text-style-name="P5" draw:layer="layout" svg:x1="6.1cm" svg:y1="12.5cm" svg:x2="6.9cm" svg:y2="12.5cm">
          <text:p/>
        </draw:line>
        <draw:measure draw:style-name="gr8" draw:text-style-name="P6" draw:layer="measurelines" svg:x1="6.5cm" svg:y1="11.25cm" svg:x2="6.495cm" svg:y2="13.75cm">
          <text:p text:style-name="P6"><text:span text:style-name="T1"><text:measure text:kind="gap"/></text:span><text:span text:style-name="T1">0.5</text:span></text:p>
        </draw:measure>
        <draw:frame draw:style-name="gr9" draw:text-style-name="P8" draw:layer="layout" svg:width="2.212cm" svg:height="0.983cm" svg:x="5.37cm" svg:y="6.588cm">
          <draw:text-box>
            <text:p text:style-name="P7"><text:span text:style-name="T2">Fluid 1</text:span></text:p>
          </draw:text-box>
        </draw:frame>
        <draw:frame draw:style-name="gr9" draw:text-style-name="P8" draw:layer="layout" svg:width="2.212cm" svg:height="0.983cm" svg:x="5.45cm" svg:y="11.496cm">
          <draw:text-box>
            <text:p text:style-name="P7"><text:span text:style-name="T2">Fluid 2</text:span></text:p>
          </draw:text-box>
        </draw:frame>
        <draw:g>
          <draw:line draw:style-name="gr10" draw:text-style-name="P9" draw:layer="layout" svg:x1="4.233cm" svg:y1="14.002cm" svg:x2="4.233cm" svg:y2="14.802cm">
            <text:p/>
          </draw:line>
          <draw:line draw:style-name="gr10" draw:text-style-name="P9" draw:layer="layout" svg:x1="5.013cm" svg:y1="14.778cm" svg:x2="4.213cm" svg:y2="14.778cm">
            <text:p/>
          </draw:line>
          <draw:frame draw:style-name="gr9" draw:text-style-name="P11" draw:layer="layout" svg:width="0.786cm" svg:height="1.013cm" svg:x="4.122cm" svg:y="13.585cm">
            <draw:text-box>
              <text:p text:style-name="P10"><text:span text:style-name="T3">y</text:span></text:p>
            </draw:text-box>
          </draw:frame>
          <draw:frame draw:style-name="gr9" draw:text-style-name="P11" draw:layer="layout" svg:width="0.786cm" svg:height="1.013cm" svg:x="4.843cm" svg:y="14.135cm">
            <draw:text-box>
              <text:p text:style-name="P10"><text:span text:style-name="T3">x</text:span></text:p>
            </draw:text-box>
          </draw:frame>
        </draw:g>
        <draw:line draw:style-name="gr11" draw:text-style-name="P5" draw:layer="layout" svg:x1="4cm" svg:y1="9.724cm" svg:x2="4.683cm" svg:y2="8.983cm">
          <text:p/>
        </draw:line>
        <draw:line draw:style-name="gr11" draw:text-style-name="P5" draw:layer="layout" svg:x1="9cm" svg:y1="9.406cm" svg:x2="8.372cm" svg:y2="8.559cm">
          <text:p/>
        </draw:line>
        <draw:frame draw:style-name="gr9" draw:text-style-name="P13" draw:layer="layout" svg:width="1.361cm" svg:height="0.937cm" svg:x="4.113cm" svg:y="8.256cm">
          <draw:text-box>
            <text:p text:style-name="P12"><text:span text:style-name="T4">Slip</text:span></text:p>
          </draw:text-box>
        </draw:frame>
        <draw:frame draw:style-name="gr9" draw:text-style-name="P13" draw:layer="layout" svg:width="1.361cm" svg:height="0.937cm" svg:x="7.639cm" svg:y="7.807cm">
          <draw:text-box>
            <text:p text:style-name="P12"><text:span text:style-name="T4">Slip</text:span></text:p>
          </draw:text-box>
        </draw:frame>
        <draw:frame draw:style-name="gr9" draw:text-style-name="P13" draw:layer="layout" svg:width="2.187cm" svg:height="0.937cm" svg:x="4.385cm" svg:y="5.346cm">
          <draw:text-box>
            <text:p text:style-name="P12"><text:span text:style-name="T4">No-Slip</text:span></text:p>
          </draw:text-box>
        </draw:frame>
        <draw:frame draw:style-name="gr9" draw:text-style-name="P13" draw:layer="layout" svg:width="2.187cm" svg:height="0.937cm" svg:x="6.94cm" svg:y="13.954cm">
          <draw:text-box>
            <text:p text:style-name="P12"><text:span text:style-name="T4">No-Slip</text:span></text:p>
          </draw:text-box>
        </draw:frame>
        <draw:line draw:style-name="gr11" draw:text-style-name="P5" draw:layer="layout" svg:x1="6.337cm" svg:y1="15cm" svg:x2="7.13cm" svg:y2="14.526cm">
          <text:p/>
        </draw:line>
        <draw:line draw:style-name="gr11" draw:text-style-name="P5" draw:layer="layout" svg:x1="7.155cm" svg:y1="5cm" svg:x2="6.31cm" svg:y2="5.728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 style:font-adornments="Bold" style:font-family-generic="roman"/>
    <style:font-face style:name="Times" svg:font-family="Times" style:font-adornments="Bold Italic" style:font-family-generic="roman"/>
    <style:font-face style:name="Times2" svg:font-family="Times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5:47:38.578975346</meta:creation-date>
    <dc:date>2018-02-18T16:34:54.007680011</dc:date>
    <meta:editing-duration>PT16M1S</meta:editing-duration>
    <meta:editing-cycles>3</meta:editing-cycles>
    <meta:generator>LibreOffice/5.0.6.2$Linux_X86_64 LibreOffice_project/00$Build-2</meta:generator>
    <meta:document-statistic meta:object-count="48"/>
  </office:meta>
</office:document-meta>
</file>